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4612101323501</text:p>
          </table:table-cell>
          <table:table-cell office:value-type="string" calcext:value-type="string">
            <text:p>2025-01-02 23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432" calcext:value-type="float">
            <text:p>72.6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2101323501</text:p>
          </table:table-cell>
          <table:table-cell office:value-type="string" calcext:value-type="string">
            <text:p>2024-01-03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1756" calcext:value-type="float">
            <text:p>71.91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2101323501</text:p>
          </table:table-cell>
          <table:table-cell office:value-type="string" calcext:value-type="string">
            <text:p>2023-01-04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0064" calcext:value-type="float">
            <text:p>72.14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2101323501</text:p>
          </table:table-cell>
          <table:table-cell office:value-type="string" calcext:value-type="string">
            <text:p>2022-01-03 22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4304" calcext:value-type="float">
            <text:p>71.77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2101323501</text:p>
          </table:table-cell>
          <table:table-cell office:value-type="string" calcext:value-type="string">
            <text:p>2021-01-05 14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2101323501</text:p>
          </table:table-cell>
          <table:table-cell office:value-type="string" calcext:value-type="string">
            <text:p>2021-01-04 23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2101323501</text:p>
          </table:table-cell>
          <table:table-cell office:value-type="string" calcext:value-type="string">
            <text:p>2020-01-02 23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5016" calcext:value-type="float">
            <text:p>71.37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2101323501</text:p>
          </table:table-cell>
          <table:table-cell office:value-type="string" calcext:value-type="string">
            <text:p>2019-01-03 14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6728" calcext:value-type="float">
            <text:p>71.35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2101323501</text:p>
          </table:table-cell>
          <table:table-cell office:value-type="string" calcext:value-type="string">
            <text:p>2018-01-03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844" calcext:value-type="float">
            <text:p>71.33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2101323501</text:p>
          </table:table-cell>
          <table:table-cell office:value-type="string" calcext:value-type="string">
            <text:p>2017-01-03 22:2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892" calcext:value-type="float">
            <text:p>71.36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2101323501</text:p>
          </table:table-cell>
          <table:table-cell office:value-type="string" calcext:value-type="string">
            <text:p>2016-01-02 22:54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5288" calcext:value-type="float">
            <text:p>71.26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2101323501</text:p>
          </table:table-cell>
          <table:table-cell office:value-type="string" calcext:value-type="string">
            <text:p>2015-01-03 20:04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5768" calcext:value-type="float">
            <text:p>71.29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2101323501</text:p>
          </table:table-cell>
          <table:table-cell office:value-type="string" calcext:value-type="string">
            <text:p>2014-01-03 17:17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2992" calcext:value-type="float">
            <text:p>71.18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2101323501</text:p>
          </table:table-cell>
          <table:table-cell office:value-type="string" calcext:value-type="string">
            <text:p>2013-01-03 15:58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5456" calcext:value-type="float">
            <text:p>71.08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2101323501</text:p>
          </table:table-cell>
          <table:table-cell office:value-type="string" calcext:value-type="string">
            <text:p>2012-01-04 15:52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7504" calcext:value-type="float">
            <text:p>70.70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2101323501</text:p>
          </table:table-cell>
          <table:table-cell office:value-type="string" calcext:value-type="string">
            <text:p>2011-01-04 17:57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7024" calcext:value-type="float">
            <text:p>70.67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2101323501</text:p>
          </table:table-cell>
          <table:table-cell office:value-type="string" calcext:value-type="string">
            <text:p>2010-01-03 17:15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3704" calcext:value-type="float">
            <text:p>70.78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2101323501</text:p>
          </table:table-cell>
          <table:table-cell office:value-type="string" calcext:value-type="string">
            <text:p>2009-01-05 18:17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4352" calcext:value-type="float">
            <text:p>70.63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2101323501</text:p>
          </table:table-cell>
          <table:table-cell office:value-type="string" calcext:value-type="string">
            <text:p>2008-01-04 20:00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1744" calcext:value-type="float">
            <text:p>70.34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2101323501</text:p>
          </table:table-cell>
          <table:table-cell office:value-type="string" calcext:value-type="string">
            <text:p>2007-02-28 18:57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4752" calcext:value-type="float">
            <text:p>70.02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2101323501</text:p>
          </table:table-cell>
          <table:table-cell office:value-type="string" calcext:value-type="string">
            <text:p>2006-01-05 18:09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7632" calcext:value-type="float">
            <text:p>70.20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2101323501</text:p>
          </table:table-cell>
          <table:table-cell office:value-type="string" calcext:value-type="string">
            <text:p>2005-01-08 21:53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6632" calcext:value-type="float">
            <text:p>69.82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2101323501</text:p>
          </table:table-cell>
          <table:table-cell office:value-type="string" calcext:value-type="string">
            <text:p>2004-01-03 17:05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78" calcext:value-type="float">
            <text:p>70.02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2101323501</text:p>
          </table:table-cell>
          <table:table-cell office:value-type="string" calcext:value-type="string">
            <text:p>2003-01-07 15:57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0472" calcext:value-type="float">
            <text:p>70.07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2101323501</text:p>
          </table:table-cell>
          <table:table-cell office:value-type="string" calcext:value-type="string">
            <text:p>2002-01-04 15:44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8448" calcext:value-type="float">
            <text:p>69.87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2101323501</text:p>
          </table:table-cell>
          <table:table-cell office:value-type="string" calcext:value-type="string">
            <text:p>2001-01-03 15:07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252" calcext:value-type="float">
            <text:p>69.69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2101323501</text:p>
          </table:table-cell>
          <table:table-cell office:value-type="string" calcext:value-type="string">
            <text:p>2000-01-04 16:26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4256" calcext:value-type="float">
            <text:p>69.10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2101323501</text:p>
          </table:table-cell>
          <table:table-cell office:value-type="string" calcext:value-type="string">
            <text:p>1999-01-03 16:1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0456" calcext:value-type="float">
            <text:p>69.18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2101323501</text:p>
          </table:table-cell>
          <table:table-cell office:value-type="string" calcext:value-type="string">
            <text:p>1998-01-04 16:03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0248" calcext:value-type="float">
            <text:p>69.04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2101323501</text:p>
          </table:table-cell>
          <table:table-cell office:value-type="string" calcext:value-type="string">
            <text:p>199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5032" calcext:value-type="float">
            <text:p>68.45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2101323501</text:p>
          </table:table-cell>
          <table:table-cell office:value-type="string" calcext:value-type="string">
            <text:p>1996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9352" calcext:value-type="float">
            <text:p>68.72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2101323501</text:p>
          </table:table-cell>
          <table:table-cell office:value-type="string" calcext:value-type="string">
            <text:p>199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1064" calcext:value-type="float">
            <text:p>68.71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2101323501</text:p>
          </table:table-cell>
          <table:table-cell office:value-type="string" calcext:value-type="string">
            <text:p>199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7264" calcext:value-type="float">
            <text:p>68.78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2101323501</text:p>
          </table:table-cell>
          <table:table-cell office:value-type="string" calcext:value-type="string">
            <text:p>199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196" calcext:value-type="float">
            <text:p>69.02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2101323501</text:p>
          </table:table-cell>
          <table:table-cell office:value-type="string" calcext:value-type="string">
            <text:p>1992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9264" calcext:value-type="float">
            <text:p>69.54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2101323501</text:p>
          </table:table-cell>
          <table:table-cell office:value-type="string" calcext:value-type="string">
            <text:p>1991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6824" calcext:value-type="float">
            <text:p>69.07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2101323501</text:p>
          </table:table-cell>
          <table:table-cell office:value-type="string" calcext:value-type="string">
            <text:p>199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2101323501</text:p>
          </table:table-cell>
          <table:table-cell office:value-type="string" calcext:value-type="string">
            <text:p>198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0864" calcext:value-type="float">
            <text:p>70.92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2101323501</text:p>
          </table:table-cell>
          <table:table-cell office:value-type="string" calcext:value-type="string">
            <text:p>198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436" calcext:value-type="float">
            <text:p>69.17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2101323501</text:p>
          </table:table-cell>
          <table:table-cell office:value-type="string" calcext:value-type="string">
            <text:p>198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2101323501</text:p>
          </table:table-cell>
          <table:table-cell office:value-type="string" calcext:value-type="string">
            <text:p>198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3504" calcext:value-type="float">
            <text:p>69.18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2101323501</text:p>
          </table:table-cell>
          <table:table-cell office:value-type="string" calcext:value-type="string">
            <text:p>198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816" calcext:value-type="float">
            <text:p>69.0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12101323501</text:p>
          </table:table-cell>
          <table:table-cell office:value-type="string" calcext:value-type="string">
            <text:p>1984-08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1" meta:object-count="0"/>
    <meta:user-defined meta:name="AppVersion">3.0</meta:user-defined>
  </office:meta>
</office:document-meta>
</file>